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F80000019C6A16BD5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34cm" svg:height="10.9cm" svg:x="1cm" svg:y="1cm">
          <draw:image xlink:href="Pictures/10000000000001F80000019C6A16BD5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03T11:42:18</dc:date>
    <meta:generator>NeoOffice/3.4.1$Unix OpenOffice.org_project/Patch 15</meta:generator>
    <meta:editing-duration>PT00H14M35S</meta:editing-duration>
    <meta:editing-cycles>27</meta:editing-cycles>
    <meta:document-statistic meta:object-count="1"/>
  </office:meta>
</office:document-meta>
</file>